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0.7420833333333cm" style:use-optimal-column-width="true"/>
    </style:style>
    <style:style style:name="co3" style:family="table-column">
      <style:table-column-properties fo:break-before="auto" style:column-width="3.730625cm" style:use-optimal-column-width="true"/>
    </style:style>
    <style:style style:name="co4" style:family="table-column">
      <style:table-column-properties fo:break-before="auto" style:column-width="4.1804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magen_perfil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6380" table:default-cell-style-name="ce2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imagen_perfil_ruta</text:p>
          </table:table-cell>
          <table:table-cell office:value-type="string" table:style-name="ce2">
            <text:p>imagen_perfilable_id</text:p>
          </table:table-cell>
          <table:table-cell office:value-type="string" table:style-name="ce2">
            <text:p>imagen_perfilable_type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erfiles/HW85HC8RNYvm8gt5oRL1Te7odyjcGEy8RVtsB7pj1.jpg</text:p>
          </table:table-cell>
          <table:table-cell office:value-type="float" office:value="1223" table:style-name="ce1">
            <text:p>1223</text:p>
          </table:table-cell>
          <table:table-cell office:value-type="string" table:style-name="ce1">
            <text:p>App\Models\Socio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perfiles/HW85HC8RNYvm8gt5oRL1Te7odyjcGEy8RVtsB7pj2.jpg</text:p>
          </table:table-cell>
          <table:table-cell office:value-type="float" office:value="1154" table:style-name="ce1">
            <text:p>1154</text:p>
          </table:table-cell>
          <table:table-cell office:value-type="string" table:style-name="ce1">
            <text:p>App\Models\Socio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perfiles/HW85HC8RNYvm8gt5oRL1Te7odyjcGEy8RVtsB7pj3.jpg</text:p>
          </table:table-cell>
          <table:table-cell office:value-type="float" office:value="446" table:style-name="ce1">
            <text:p>446</text:p>
          </table:table-cell>
          <table:table-cell office:value-type="string" table:style-name="ce1">
            <text:p>App\Models\Socio</text:p>
          </table:table-cell>
          <table:table-cell table:number-columns-repeated="1638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perfiles/HW85HC8RNYvm8gt5oRL1Te7odyjcGEy8RVtsB7pj4.jpg</text:p>
          </table:table-cell>
          <table:table-cell office:value-type="float" office:value="679" table:style-name="ce1">
            <text:p>679</text:p>
          </table:table-cell>
          <table:table-cell office:value-type="string" table:style-name="ce1">
            <text:p>App\Models\Socio</text:p>
          </table:table-cell>
          <table:table-cell table:number-columns-repeated="1638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perfiles/HW85HC8RNYvm8gt5oRL1Te7odyjcGEy8RVtsB7pj5.jpg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App\Models\Socio</text:p>
          </table:table-cell>
          <table:table-cell table:number-columns-repeated="16380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perfiles/HW85HC8RNYvm8gt5oRL1Te7odyjcGEy8RVtsB7pj6.jpg</text:p>
          </table:table-cell>
          <table:table-cell office:value-type="float" office:value="790" table:style-name="ce1">
            <text:p>790</text:p>
          </table:table-cell>
          <table:table-cell office:value-type="string" table:style-name="ce1">
            <text:p>App\Models\Socio</text:p>
          </table:table-cell>
          <table:table-cell table:number-columns-repeated="16380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perfiles/HW85HC8RNYvm8gt5oRL1Te7odyjcGEy8RVtsB7pj7.jpg</text:p>
          </table:table-cell>
          <table:table-cell office:value-type="float" office:value="612" table:style-name="ce1">
            <text:p>612</text:p>
          </table:table-cell>
          <table:table-cell office:value-type="string" table:style-name="ce1">
            <text:p>App\Models\Socio</text:p>
          </table:table-cell>
          <table:table-cell table:number-columns-repeated="16380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perfiles/HW85HC8RNYvm8gt5oRL1Te7odyjcGEy8RVtsB7pj8.jpg</text:p>
          </table:table-cell>
          <table:table-cell office:value-type="float" office:value="642" table:style-name="ce1">
            <text:p>642</text:p>
          </table:table-cell>
          <table:table-cell office:value-type="string" table:style-name="ce1">
            <text:p>App\Models\Socio</text:p>
          </table:table-cell>
          <table:table-cell table:number-columns-repeated="16380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perfiles/HW85HC8RNYvm8gt5oRL1Te7odyjcGEy8RVtsB7pj9.jpg</text:p>
          </table:table-cell>
          <table:table-cell office:value-type="float" office:value="997" table:style-name="ce1">
            <text:p>997</text:p>
          </table:table-cell>
          <table:table-cell office:value-type="string" table:style-name="ce1">
            <text:p>App\Models\Socio</text:p>
          </table:table-cell>
          <table:table-cell table:number-columns-repeated="16380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perfiles/HW85HC8RNYvm8gt5oRL1Te7odyjcGEy8RVtsB7pj10.jpg</text:p>
          </table:table-cell>
          <table:table-cell office:value-type="float" office:value="266" table:style-name="ce1">
            <text:p>266</text:p>
          </table:table-cell>
          <table:table-cell office:value-type="string" table:style-name="ce1">
            <text:p>App\Models\Socio</text:p>
          </table:table-cell>
          <table:table-cell table:number-columns-repeated="16380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perfiles/HW85HC8RNYvm8gt5oRL1Te7odyjcGEy8RVtsB7pj11.jpg</text:p>
          </table:table-cell>
          <table:table-cell office:value-type="float" office:value="1242" table:style-name="ce1">
            <text:p>1242</text:p>
          </table:table-cell>
          <table:table-cell office:value-type="string" table:style-name="ce1">
            <text:p>App\Models\Socio</text:p>
          </table:table-cell>
          <table:table-cell table:number-columns-repeated="16380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perfiles/HW85HC8RNYvm8gt5oRL1Te7odyjcGEy8RVtsB7pj12.jpg</text:p>
          </table:table-cell>
          <table:table-cell office:value-type="float" office:value="365" table:style-name="ce1">
            <text:p>365</text:p>
          </table:table-cell>
          <table:table-cell office:value-type="string" table:style-name="ce1">
            <text:p>App\Models\Socio</text:p>
          </table:table-cell>
          <table:table-cell table:number-columns-repeated="16380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perfiles/HW85HC8RNYvm8gt5oRL1Te7odyjcGEy8RVtsB7pj13.jpg</text:p>
          </table:table-cell>
          <table:table-cell office:value-type="float" office:value="1114" table:style-name="ce1">
            <text:p>1114</text:p>
          </table:table-cell>
          <table:table-cell office:value-type="string" table:style-name="ce1">
            <text:p>App\Models\Socio</text:p>
          </table:table-cell>
          <table:table-cell table:number-columns-repeated="16380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perfiles/HW85HC8RNYvm8gt5oRL1Te7odyjcGEy8RVtsB7pj14.jpg</text:p>
          </table:table-cell>
          <table:table-cell office:value-type="float" office:value="1218" table:style-name="ce1">
            <text:p>1218</text:p>
          </table:table-cell>
          <table:table-cell office:value-type="string" table:style-name="ce1">
            <text:p>App\Models\Socio</text:p>
          </table:table-cell>
          <table:table-cell table:number-columns-repeated="16380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perfiles/HW85HC8RNYvm8gt5oRL1Te7odyjcGEy8RVtsB7pj15.jpg</text:p>
          </table:table-cell>
          <table:table-cell office:value-type="float" office:value="489" table:style-name="ce1">
            <text:p>489</text:p>
          </table:table-cell>
          <table:table-cell office:value-type="string" table:style-name="ce1">
            <text:p>App\Models\Socio</text:p>
          </table:table-cell>
          <table:table-cell table:number-columns-repeated="16380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perfiles/HW85HC8RNYvm8gt5oRL1Te7odyjcGEy8RVtsB7pj16.jpg</text:p>
          </table:table-cell>
          <table:table-cell office:value-type="float" office:value="410" table:style-name="ce1">
            <text:p>410</text:p>
          </table:table-cell>
          <table:table-cell office:value-type="string" table:style-name="ce1">
            <text:p>App\Models\Socio</text:p>
          </table:table-cell>
          <table:table-cell table:number-columns-repeated="16380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perfiles/HW85HC8RNYvm8gt5oRL1Te7odyjcGEy8RVtsB7pj17.jpg</text:p>
          </table:table-cell>
          <table:table-cell office:value-type="float" office:value="728" table:style-name="ce1">
            <text:p>728</text:p>
          </table:table-cell>
          <table:table-cell office:value-type="string" table:style-name="ce1">
            <text:p>App\Models\Socio</text:p>
          </table:table-cell>
          <table:table-cell table:number-columns-repeated="16380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perfiles/HW85HC8RNYvm8gt5oRL1Te7odyjcGEy8RVtsB7pj18.jpg</text:p>
          </table:table-cell>
          <table:table-cell office:value-type="float" office:value="518" table:style-name="ce1">
            <text:p>518</text:p>
          </table:table-cell>
          <table:table-cell office:value-type="string" table:style-name="ce1">
            <text:p>App\Models\Socio</text:p>
          </table:table-cell>
          <table:table-cell table:number-columns-repeated="16380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perfiles/HW85HC8RNYvm8gt5oRL1Te7odyjcGEy8RVtsB7pj19.jpg</text:p>
          </table:table-cell>
          <table:table-cell office:value-type="float" office:value="522" table:style-name="ce1">
            <text:p>522</text:p>
          </table:table-cell>
          <table:table-cell office:value-type="string" table:style-name="ce1">
            <text:p>App\Models\Socio</text:p>
          </table:table-cell>
          <table:table-cell table:number-columns-repeated="16380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perfiles/HW85HC8RNYvm8gt5oRL1Te7odyjcGEy8RVtsB7pj20.jpg</text:p>
          </table:table-cell>
          <table:table-cell office:value-type="float" office:value="740" table:style-name="ce1">
            <text:p>740</text:p>
          </table:table-cell>
          <table:table-cell office:value-type="string" table:style-name="ce1">
            <text:p>App\Models\Socio</text:p>
          </table:table-cell>
          <table:table-cell table:number-columns-repeated="16380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perfiles/HW85HC8RNYvm8gt5oRL1Te7odyjcGEy8RVtsB7pj21.jpg</text:p>
          </table:table-cell>
          <table:table-cell office:value-type="float" office:value="746" table:style-name="ce1">
            <text:p>746</text:p>
          </table:table-cell>
          <table:table-cell office:value-type="string" table:style-name="ce1">
            <text:p>App\Models\Socio</text:p>
          </table:table-cell>
          <table:table-cell table:number-columns-repeated="16380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perfiles/HW85HC8RNYvm8gt5oRL1Te7odyjcGEy8RVtsB7pj22.jpg</text:p>
          </table:table-cell>
          <table:table-cell office:value-type="float" office:value="392" table:style-name="ce1">
            <text:p>392</text:p>
          </table:table-cell>
          <table:table-cell office:value-type="string" table:style-name="ce1">
            <text:p>App\Models\Socio</text:p>
          </table:table-cell>
          <table:table-cell table:number-columns-repeated="16380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perfiles/HW85HC8RNYvm8gt5oRL1Te7odyjcGEy8RVtsB7pj23.jpg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App\Models\Socio</text:p>
          </table:table-cell>
          <table:table-cell table:number-columns-repeated="16380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perfiles/HW85HC8RNYvm8gt5oRL1Te7odyjcGEy8RVtsB7pj24.jpg</text:p>
          </table:table-cell>
          <table:table-cell office:value-type="float" office:value="709" table:style-name="ce1">
            <text:p>709</text:p>
          </table:table-cell>
          <table:table-cell office:value-type="string" table:style-name="ce1">
            <text:p>App\Models\Socio</text:p>
          </table:table-cell>
          <table:table-cell table:number-columns-repeated="16380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perfiles/HW85HC8RNYvm8gt5oRL1Te7odyjcGEy8RVtsB7pj25.jpg</text:p>
          </table:table-cell>
          <table:table-cell office:value-type="float" office:value="347" table:style-name="ce1">
            <text:p>347</text:p>
          </table:table-cell>
          <table:table-cell office:value-type="string" table:style-name="ce1">
            <text:p>App\Models\Socio</text:p>
          </table:table-cell>
          <table:table-cell table:number-columns-repeated="16380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perfiles/HW85HC8RNYvm8gt5oRL1Te7odyjcGEy8RVtsB7pj26.jpg</text:p>
          </table:table-cell>
          <table:table-cell office:value-type="float" office:value="703" table:style-name="ce1">
            <text:p>703</text:p>
          </table:table-cell>
          <table:table-cell office:value-type="string" table:style-name="ce1">
            <text:p>App\Models\Socio</text:p>
          </table:table-cell>
          <table:table-cell table:number-columns-repeated="16380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perfiles/HW85HC8RNYvm8gt5oRL1Te7odyjcGEy8RVtsB7pj27.jpg</text:p>
          </table:table-cell>
          <table:table-cell office:value-type="float" office:value="216" table:style-name="ce1">
            <text:p>216</text:p>
          </table:table-cell>
          <table:table-cell office:value-type="string" table:style-name="ce1">
            <text:p>App\Models\Socio</text:p>
          </table:table-cell>
          <table:table-cell table:number-columns-repeated="16380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perfiles/HW85HC8RNYvm8gt5oRL1Te7odyjcGEy8RVtsB7pj28.jpg</text:p>
          </table:table-cell>
          <table:table-cell office:value-type="float" office:value="1231" table:style-name="ce1">
            <text:p>1231</text:p>
          </table:table-cell>
          <table:table-cell office:value-type="string" table:style-name="ce1">
            <text:p>App\Models\Socio</text:p>
          </table:table-cell>
          <table:table-cell table:number-columns-repeated="16380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perfiles/HW85HC8RNYvm8gt5oRL1Te7odyjcGEy8RVtsB7pj29.jpg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App\Models\Socio</text:p>
          </table:table-cell>
          <table:table-cell table:number-columns-repeated="16380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perfiles/HW85HC8RNYvm8gt5oRL1Te7odyjcGEy8RVtsB7pj30.jpg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App\Models\Socio</text:p>
          </table:table-cell>
          <table:table-cell table:number-columns-repeated="16380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perfiles/HW85HC8RNYvm8gt5oRL1Te7odyjcGEy8RVtsB7pj31.jpg</text:p>
          </table:table-cell>
          <table:table-cell office:value-type="float" office:value="585" table:style-name="ce1">
            <text:p>585</text:p>
          </table:table-cell>
          <table:table-cell office:value-type="string" table:style-name="ce1">
            <text:p>App\Models\Socio</text:p>
          </table:table-cell>
          <table:table-cell table:number-columns-repeated="16380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perfiles/HW85HC8RNYvm8gt5oRL1Te7odyjcGEy8RVtsB7pj32.jpg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App\Models\Socio</text:p>
          </table:table-cell>
          <table:table-cell table:number-columns-repeated="16380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perfiles/HW85HC8RNYvm8gt5oRL1Te7odyjcGEy8RVtsB7pj33.jpg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App\Models\Socio</text:p>
          </table:table-cell>
          <table:table-cell table:number-columns-repeated="16380" table:style-name="ce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perfiles/HW85HC8RNYvm8gt5oRL1Te7odyjcGEy8RVtsB7pj34.jpg</text:p>
          </table:table-cell>
          <table:table-cell office:value-type="float" office:value="614" table:style-name="ce1">
            <text:p>614</text:p>
          </table:table-cell>
          <table:table-cell office:value-type="string" table:style-name="ce1">
            <text:p>App\Models\Socio</text:p>
          </table:table-cell>
          <table:table-cell table:number-columns-repeated="16380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perfiles/HW85HC8RNYvm8gt5oRL1Te7odyjcGEy8RVtsB7pj35.jpg</text:p>
          </table:table-cell>
          <table:table-cell office:value-type="float" office:value="501" table:style-name="ce1">
            <text:p>501</text:p>
          </table:table-cell>
          <table:table-cell office:value-type="string" table:style-name="ce1">
            <text:p>App\Models\Socio</text:p>
          </table:table-cell>
          <table:table-cell table:number-columns-repeated="16380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perfiles/HW85HC8RNYvm8gt5oRL1Te7odyjcGEy8RVtsB7pj36.jpg</text:p>
          </table:table-cell>
          <table:table-cell office:value-type="float" office:value="1139" table:style-name="ce1">
            <text:p>1139</text:p>
          </table:table-cell>
          <table:table-cell office:value-type="string" table:style-name="ce1">
            <text:p>App\Models\Socio</text:p>
          </table:table-cell>
          <table:table-cell table:number-columns-repeated="16380" table:style-name="ce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perfiles/HW85HC8RNYvm8gt5oRL1Te7odyjcGEy8RVtsB7pj37.jpg</text:p>
          </table:table-cell>
          <table:table-cell office:value-type="float" office:value="1058" table:style-name="ce1">
            <text:p>1058</text:p>
          </table:table-cell>
          <table:table-cell office:value-type="string" table:style-name="ce1">
            <text:p>App\Models\Socio</text:p>
          </table:table-cell>
          <table:table-cell table:number-columns-repeated="16380" table:style-name="ce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perfiles/HW85HC8RNYvm8gt5oRL1Te7odyjcGEy8RVtsB7pj38.jpg</text:p>
          </table:table-cell>
          <table:table-cell office:value-type="float" office:value="566" table:style-name="ce1">
            <text:p>566</text:p>
          </table:table-cell>
          <table:table-cell office:value-type="string" table:style-name="ce1">
            <text:p>App\Models\Socio</text:p>
          </table:table-cell>
          <table:table-cell table:number-columns-repeated="16380" table:style-name="ce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perfiles/HW85HC8RNYvm8gt5oRL1Te7odyjcGEy8RVtsB7pj39.jpg</text:p>
          </table:table-cell>
          <table:table-cell office:value-type="float" office:value="667" table:style-name="ce1">
            <text:p>667</text:p>
          </table:table-cell>
          <table:table-cell office:value-type="string" table:style-name="ce1">
            <text:p>App\Models\Socio</text:p>
          </table:table-cell>
          <table:table-cell table:number-columns-repeated="16380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perfiles/HW85HC8RNYvm8gt5oRL1Te7odyjcGEy8RVtsB7pj40.jpg</text:p>
          </table:table-cell>
          <table:table-cell office:value-type="float" office:value="1106" table:style-name="ce1">
            <text:p>1106</text:p>
          </table:table-cell>
          <table:table-cell office:value-type="string" table:style-name="ce1">
            <text:p>App\Models\Socio</text:p>
          </table:table-cell>
          <table:table-cell table:number-columns-repeated="16380" table:style-name="ce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perfiles/HW85HC8RNYvm8gt5oRL1Te7odyjcGEy8RVtsB7pj41.jpg</text:p>
          </table:table-cell>
          <table:table-cell office:value-type="float" office:value="1064" table:style-name="ce1">
            <text:p>1064</text:p>
          </table:table-cell>
          <table:table-cell office:value-type="string" table:style-name="ce1">
            <text:p>App\Models\Socio</text:p>
          </table:table-cell>
          <table:table-cell table:number-columns-repeated="16380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perfiles/HW85HC8RNYvm8gt5oRL1Te7odyjcGEy8RVtsB7pj42.jpg</text:p>
          </table:table-cell>
          <table:table-cell office:value-type="float" office:value="1272" table:style-name="ce1">
            <text:p>1272</text:p>
          </table:table-cell>
          <table:table-cell office:value-type="string" table:style-name="ce1">
            <text:p>App\Models\Socio</text:p>
          </table:table-cell>
          <table:table-cell table:number-columns-repeated="16380" table:style-name="ce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perfiles/HW85HC8RNYvm8gt5oRL1Te7odyjcGEy8RVtsB7pj43.jpg</text:p>
          </table:table-cell>
          <table:table-cell office:value-type="float" office:value="1032" table:style-name="ce1">
            <text:p>1032</text:p>
          </table:table-cell>
          <table:table-cell office:value-type="string" table:style-name="ce1">
            <text:p>App\Models\Socio</text:p>
          </table:table-cell>
          <table:table-cell table:number-columns-repeated="16380" table:style-name="ce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perfiles/HW85HC8RNYvm8gt5oRL1Te7odyjcGEy8RVtsB7pj44.jpg</text:p>
          </table:table-cell>
          <table:table-cell office:value-type="float" office:value="1140" table:style-name="ce1">
            <text:p>1140</text:p>
          </table:table-cell>
          <table:table-cell office:value-type="string" table:style-name="ce1">
            <text:p>App\Models\Socio</text:p>
          </table:table-cell>
          <table:table-cell table:number-columns-repeated="16380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perfiles/HW85HC8RNYvm8gt5oRL1Te7odyjcGEy8RVtsB7pj45.jpg</text:p>
          </table:table-cell>
          <table:table-cell office:value-type="float" office:value="1294" table:style-name="ce1">
            <text:p>1294</text:p>
          </table:table-cell>
          <table:table-cell office:value-type="string" table:style-name="ce1">
            <text:p>App\Models\Socio</text:p>
          </table:table-cell>
          <table:table-cell table:number-columns-repeated="16380" table:style-name="ce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perfiles/HW85HC8RNYvm8gt5oRL1Te7odyjcGEy8RVtsB7pj46.jpg</text:p>
          </table:table-cell>
          <table:table-cell office:value-type="float" office:value="915" table:style-name="ce1">
            <text:p>915</text:p>
          </table:table-cell>
          <table:table-cell office:value-type="string" table:style-name="ce1">
            <text:p>App\Models\Socio</text:p>
          </table:table-cell>
          <table:table-cell table:number-columns-repeated="16380" table:style-name="ce1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328</meta:generator>
    <meta:initial-creator>phpMyAdmin 5.2.1</meta:initial-creator>
    <dc:creator>emerson smith huallpa zanabria</dc:creator>
    <meta:creation-date>2024-03-19T15:15:52Z</meta:creation-date>
    <dc:date>2024-03-20T03:28:17Z</dc:date>
  </office:meta>
</office:document-meta>
</file>